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560000004BF93716E85D41B7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218cm" fo:min-width="1.406cm"/>
    </style:style>
    <style:style style:name="gr2" style:family="graphic" style:parent-style-name="standard">
      <style:graphic-properties draw:stroke="solid" svg:stroke-color="#0066cc" draw:fill="solid" draw:fill-color="#0066cc" draw:textarea-horizontal-align="justify" draw:textarea-vertical-align="middle" draw:auto-grow-height="false" fo:min-height="2.772cm" fo:min-width="4.394cm"/>
    </style:style>
    <style:style style:name="gr3" style:family="graphic" style:parent-style-name="standard">
      <style:graphic-properties svg:stroke-color="#0066cc" draw:fill="solid" draw:fill-color="#0066cc" draw:textarea-horizontal-align="justify" draw:textarea-vertical-align="middle" draw:auto-grow-height="false" fo:min-height="1.406cm" fo:min-width="1.156cm"/>
    </style:style>
    <style:style style:name="gr4" style:family="graphic" style:parent-style-name="objectwithoutfill">
      <style:graphic-properties svg:stroke-width="0.051cm" svg:stroke-color="#ffb515" draw:marker-start-width="0.276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6309" draw:marker-start-width="0.2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color="#ffb515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20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218cm" fo:min-width="1.406cm"/>
    </style:style>
    <style:style style:name="gr9" style:family="graphic" style:parent-style-name="standard">
      <style:graphic-properties OOoLatexArgs="28§display§A\mathbf{v} = \lambda \mathbf{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0066cc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8cm" svg:height="0.936cm" svg:x="6.375cm" svg:y="8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6.92cm" svg:height="4.274cm" draw:transform="rotate (0.561821486216975) translate (9.247cm 8.6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4cm" svg:height="2.34cm" svg:x="1.816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255cm" svg:y1="8.754cm" svg:x2="15.982cm" svg:y2="6.489cm">
          <text:p/>
        </draw:line>
        <draw:line draw:style-name="gr5" draw:text-style-name="P3" draw:layer="layout" svg:x1="13.254cm" svg:y1="8.753cm" svg:x2="14.211cm" svg:y2="7.958cm">
          <text:p/>
        </draw:line>
        <draw:line draw:style-name="gr5" draw:text-style-name="P3" draw:layer="layout" svg:x1="2.875cm" svg:y1="9.074cm" svg:x2="3.832cm" svg:y2="8.279cm">
          <text:p/>
        </draw:line>
        <draw:line draw:style-name="gr6" draw:text-style-name="P3" draw:layer="layout" svg:x1="13.256cm" svg:y1="8.755cm" svg:x2="15.066cm" svg:y2="6.106cm">
          <text:p/>
        </draw:line>
        <draw:line draw:style-name="gr6" draw:text-style-name="P3" draw:layer="layout" svg:x1="13.256cm" svg:y1="8.756cm" svg:x2="16.409cm" svg:y2="7.449cm">
          <text:p/>
        </draw:line>
        <draw:line draw:style-name="gr6" draw:text-style-name="P3" draw:layer="layout" svg:x1="13.257cm" svg:y1="8.757cm" svg:x2="13.193cm" svg:y2="10.991cm">
          <text:p/>
        </draw:line>
        <draw:frame draw:style-name="gr7" draw:text-style-name="P4" draw:layer="layout" svg:width="3.707cm" svg:height="1.267cm" svg:x="16.47cm" svg:y="6.025cm">
          <draw:text-box>
            <text:p>autovetor</text:p>
          </draw:text-box>
        </draw:frame>
        <draw:custom-shape draw:style-name="gr8" draw:text-style-name="P5" draw:layer="layout" svg:width="2.178cm" svg:height="0.936cm" svg:x="6.355cm" svg:y="8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4.049cm" svg:height="0.885cm" svg:x="5.318cm" svg:y="9.517cm">
          <draw:image xlink:href="Pictures/10000201000001560000004BF93716E85D41B7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03:36:39.804070108</meta:creation-date>
    <dc:date>2018-08-31T03:37:20.305757899</dc:date>
    <meta:editing-duration>PT43S</meta:editing-duration>
    <meta:editing-cycles>1</meta:editing-cycles>
    <meta:document-statistic meta:object-count="12"/>
    <meta:generator>LibreOffice/5.3.0.3$MacOSX_X86_64 LibreOffice_project/7074905676c47b82bbcfbea1aeefc84afe1c50e1</meta:generator>
  </office:meta>
</office:document-meta>
</file>